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text-properties fo:font-weight="bold" style:font-weight-asian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/>
    </style:style>
    <style:style style:name="TableColumn6" style:family="table-column">
      <style:table-column-properties style:column-width="4.6034in"/>
    </style:style>
    <style:style style:name="TableColumn7" style:family="table-column">
      <style:table-column-properties style:column-width="2.1868in"/>
    </style:style>
    <style:style style:name="Table5" style:family="table">
      <style:table-properties style:width="6.7902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7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8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9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20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21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22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23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24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Normal" style:list-style-name="LFO15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1" style:parent-style-name="Normal" style:list-style-name="LFO15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2" style:parent-style-name="Normal" style:list-style-name="LFO15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3" style:parent-style-name="Normal" style:list-style-name="LFO15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4" style:parent-style-name="Normal" style:list-style-name="LFO15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7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8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39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47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48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49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0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1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2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3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4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5" style:parent-style-name="Normal" style:list-style-name="LFO8" style:family="paragraph">
      <style:text-properties style:font-weight-complex="bold"/>
    </style:style>
    <style:style style:name="P56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7" style:parent-style-name="Normal" style:list-style-name="LFO8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Normal" style:list-style-name="LFO8" style:family="paragraph">
      <style:text-properties style:font-weight-complex="bold"/>
    </style:style>
    <style:style style:name="P65" style:parent-style-name="Normal" style:list-style-name="LFO8" style:family="paragraph">
      <style:text-properties style:font-weight-complex="bold"/>
    </style:style>
    <style:style style:name="P66" style:parent-style-name="Normal" style:list-style-name="LFO8" style:family="paragraph">
      <style:text-properties style:font-weight-complex="bold"/>
    </style:style>
    <style:style style:name="P67" style:parent-style-name="Normal" style:list-style-name="LFO8" style:family="paragraph">
      <style:text-properties style:font-weight-complex="bold"/>
    </style:style>
    <style:style style:name="P68" style:parent-style-name="Normal" style:list-style-name="LFO8" style:family="paragraph">
      <style:text-properties style:font-weight-complex="bold"/>
    </style:style>
    <style:style style:name="P69" style:parent-style-name="Normal" style:family="paragraph">
      <style:paragraph-properties fo:margin-left="0.25in">
        <style:tab-stops/>
      </style:paragraph-properties>
      <style:text-properties style:font-weight-complex="bold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Normal" style:list-style-name="LFO8" style:family="paragraph">
      <style:text-properties style:font-weight-complex="bold"/>
    </style:style>
    <style:style style:name="P72" style:parent-style-name="Normal" style:list-style-name="LFO8" style:family="paragraph">
      <style:text-properties style:font-weight-complex="bold"/>
    </style:style>
    <style:style style:name="P73" style:parent-style-name="Normal" style:list-style-name="LFO8" style:family="paragraph">
      <style:text-properties style:font-weight-complex="bold"/>
    </style:style>
    <style:style style:name="P74" style:parent-style-name="Normal" style:list-style-name="LFO8" style:family="paragraph">
      <style:text-properties style:font-weight-complex="bold"/>
    </style:style>
    <style:style style:name="P75" style:parent-style-name="Normal" style:list-style-name="LFO8" style:family="paragraph">
      <style:text-properties style:font-weight-complex="bold"/>
    </style:style>
    <style:style style:name="P76" style:parent-style-name="Normal" style:list-style-name="LFO8" style:family="paragraph">
      <style:text-properties style:font-weight-complex="bold"/>
    </style:style>
    <style:style style:name="T77" style:parent-style-name="Fonteparág.padrão" style:family="text">
      <style:text-properties style:font-weight-complex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font-weight="bold" style:font-weight-asian="bold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al" style:list-style-name="LFO9" style:family="paragraph">
      <style:text-properties style:font-weight-complex="bold"/>
    </style:style>
    <style:style style:name="P84" style:parent-style-name="Normal" style:list-style-name="LFO9" style:family="paragraph">
      <style:text-properties style:font-weight-complex="bold"/>
    </style:style>
    <style:style style:name="P85" style:parent-style-name="Normal" style:list-style-name="LFO9" style:family="paragraph">
      <style:text-properties style:font-weight-complex="bold"/>
    </style:style>
    <style:style style:name="P86" style:parent-style-name="Normal" style:list-style-name="LFO9" style:family="paragraph">
      <style:text-properties style:font-weight-complex="bold"/>
    </style:style>
    <style:style style:name="P87" style:parent-style-name="Normal" style:list-style-name="LFO9" style:family="paragraph">
      <style:text-properties style:font-weight-complex="bold"/>
    </style:style>
    <style:style style:name="P88" style:parent-style-name="Normal" style:list-style-name="LFO9" style:family="paragraph">
      <style:text-properties style:font-weight-complex="bold"/>
    </style:style>
    <style:style style:name="P89" style:parent-style-name="Normal" style:list-style-name="LFO9" style:family="paragraph">
      <style:text-properties style:font-weight-complex="bold"/>
    </style:style>
    <style:style style:name="P90" style:parent-style-name="Normal" style:list-style-name="LFO9" style:family="paragraph">
      <style:text-properties style:font-weight-complex="bold"/>
    </style:style>
    <style:style style:name="P91" style:parent-style-name="Normal" style:list-style-name="LFO9" style:family="paragraph">
      <style:text-properties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98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99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00" style:parent-style-name="Normal" style:list-style-name="LFO11" style:family="paragraph">
      <style:text-properties style:font-weight-complex="bold"/>
    </style:style>
    <style:style style:name="P101" style:parent-style-name="Normal" style:list-style-name="LFO11" style:family="paragraph">
      <style:text-properties style:font-weight-complex="bold"/>
    </style:style>
    <style:style style:name="P102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03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04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05" style:parent-style-name="Normal" style:list-style-name="LFO11" style:family="paragraph">
      <style:text-properties style:font-weight-complex="bold"/>
    </style:style>
    <style:style style:name="P106" style:parent-style-name="Normal" style:list-style-name="LFO11" style:family="paragraph">
      <style:text-properties style:font-weight-complex="bold"/>
    </style:style>
    <style:style style:name="P107" style:parent-style-name="Normal" style:list-style-name="LFO11" style:family="paragraph">
      <style:text-properties style:font-weight-complex="bold"/>
    </style:style>
    <style:style style:name="P108" style:parent-style-name="Normal" style:family="paragraph">
      <style:text-properties style:font-weight-complex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15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16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17" style:parent-style-name="Normal" style:list-style-name="LFO11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Normal" style:list-style-name="LFO13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25" style:parent-style-name="Normal" style:list-style-name="LFO13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26" style:parent-style-name="Normal" style:list-style-name="LFO13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27" style:parent-style-name="Normal" style:family="paragraph">
      <style:paragraph-properties fo:margin-left="0.5in">
        <style:tab-stops/>
      </style:paragraph-properties>
      <style:text-properties style:font-weight-complex="bold" style:text-underline-type="single" style:text-underline-style="solid" style:text-underline-width="auto" style:text-underline-mode="continuo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Normal" style:list-style-name="LFO13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34" style:parent-style-name="Normal" style:list-style-name="LFO13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35" style:parent-style-name="Normal" style:list-style-name="LFO13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3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Normal" style:list-style-name="LFO14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43" style:parent-style-name="Normal" style:list-style-name="LFO14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44" style:parent-style-name="Normal" style:list-style-name="LFO14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45" style:parent-style-name="Normal" style:list-style-name="LFO14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46" style:parent-style-name="Normal" style:list-style-name="LFO14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Normal" style:list-style-name="LFO10" style:family="paragraph">
      <style:text-properties style:font-weight-complex="bold" style:text-underline-type="single" style:text-underline-style="solid" style:text-underline-width="auto" style:text-underline-mode="continuous"/>
    </style:style>
    <style:style style:name="P153" style:parent-style-name="Normal" style:list-style-name="LFO10" style:family="paragraph"/>
    <style:style style:name="T154" style:parent-style-name="Fonteparág.padrão" style:family="text">
      <style:text-properties style:font-weight-complex="bold" style:text-underline-type="single" style:text-underline-style="solid" style:text-underline-width="auto" style:text-underline-mode="continuo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end"/>
      <style:text-properties style:font-weight-complex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Projeto: Mapa Social</text:p>
      <text:p text:style-name="P3">Organização<text:s/>de<text:s/>entregas<text:s/>por<text:s/>grupos<text:s/>/ pontos de função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uncionalidades</text:p>
          </table:table-cell>
          <table:table-cell table:style-name="TableCell11">
            <text:p text:style-name="P12">Pontos de função</text:p>
          </table:table-cell>
        </table:table-row>
        <table:table-row table:style-name="TableRow13">
          <table:table-cell table:style-name="TableCell14">
            <text:p text:style-name="P15">Usuário<text:s/>(Portal<text:s/>administrativo)<text:s/>(Web)</text:p>
            <text:list text:style-name="LFO10" text:continue-numbering="true">
              <text:list-item>
                <text:p text:style-name="P16">Autenticar usuário no sistema;</text:p>
              </text:list-item>
              <text:list-item>
                <text:p text:style-name="P17">Deslogar usuário no sistema;</text:p>
              </text:list-item>
              <text:list-item>
                <text:p text:style-name="P18">Criação de cadastro pessoal;</text:p>
              </text:list-item>
              <text:list-item>
                <text:p text:style-name="P19">Cadastrar usuários;</text:p>
              </text:list-item>
              <text:list-item>
                <text:p text:style-name="P20">Alterar usuários;</text:p>
              </text:list-item>
              <text:list-item>
                <text:p text:style-name="P21">Consultar usuários;</text:p>
              </text:list-item>
              <text:list-item>
                <text:p text:style-name="P22">Excluir usuários;</text:p>
              </text:list-item>
              <text:list-item>
                <text:p text:style-name="P23">Ativar usuários;</text:p>
              </text:list-item>
              <text:list-item>
                <text:p text:style-name="P24">Desativar usuários.</text:p>
              </text:list-item>
            </text:list>
          </table:table-cell>
          <table:table-cell table:style-name="TableCell25">
            <text:p text:style-name="P26">PF<text:s/>39</text:p>
          </table:table-cell>
        </table:table-row>
        <table:table-row table:style-name="TableRow27">
          <table:table-cell table:style-name="TableCell28">
            <text:p text:style-name="P29">Fonte de dados geográficos<text:s/>(Portal administrativo)</text:p>
            <text:list text:style-name="LFO15" text:continue-numbering="true">
              <text:list-item>
                <text:p text:style-name="P30">Cadastrar fonte de dados geográficos;</text:p>
              </text:list-item>
              <text:list-item>
                <text:p text:style-name="P31">Alterar fonte de dados geográficos;</text:p>
              </text:list-item>
              <text:list-item>
                <text:p text:style-name="P32">Consultar fonte de dados geográficos;</text:p>
              </text:list-item>
              <text:list-item>
                <text:p text:style-name="P33">Visualizar detalhes de fonte de dados geográficos;</text:p>
              </text:list-item>
              <text:list-item>
                <text:p text:style-name="P34">Excluir fonte de dados geográficos.</text:p>
              </text:list-item>
            </text:list>
            <text:p text:style-name="P35">Menu de camadas (Portal administrativo)</text:p>
            <text:list text:style-name="LFO8" text:continue-numbering="true">
              <text:list-item>
                <text:p text:style-name="P36">Inserir grupo de camadas;</text:p>
              </text:list-item>
              <text:list-item>
                <text:p text:style-name="P37">Alterar menu de camadas;</text:p>
              </text:list-item>
              <text:list-item>
                <text:p text:style-name="P38">Excluir grupo de camadas;</text:p>
              </text:list-item>
              <text:list-item>
                <text:p text:style-name="P39">Consultar grupo de camadas.</text:p>
              </text:list-item>
            </text:list>
            <text:p text:style-name="P40"/>
          </table:table-cell>
          <table:table-cell table:style-name="TableCell41">
            <text:p text:style-name="P42">PF<text:s/>49</text:p>
          </table:table-cell>
        </table:table-row>
        <text:soft-page-break/>
        <table:table-row table:style-name="TableRow43">
          <table:table-cell table:style-name="TableCell44">
            <text:p text:style-name="P45">Configuração de camadas (Portal administrativo)</text:p>
            <text:list text:style-name="LFO8" text:continue-numbering="true">
              <text:list-item>
                <text:p text:style-name="P46">Consultar fontes de dados geográficos para cadastro de camadas configuradas;</text:p>
              </text:list-item>
              <text:list-item>
                <text:p text:style-name="P47">Consultar configuração de camadas cadastradas;</text:p>
              </text:list-item>
              <text:list-item>
                <text:p text:style-name="P48">Consulta de camadas disponíveis para configuração a partir de fonte de dados geográficos;</text:p>
              </text:list-item>
              <text:list-item>
                <text:p text:style-name="P49">Cadastrar configuração de camada externa;</text:p>
              </text:list-item>
              <text:list-item>
                <text:p text:style-name="P50">Cadastrar configuração de camada interna;</text:p>
              </text:list-item>
              <text:list-item>
                <text:p text:style-name="P51">Alterar configuração de camada interna;</text:p>
              </text:list-item>
              <text:list-item>
                <text:p text:style-name="P52">Alterar configuração de camada externa;</text:p>
              </text:list-item>
              <text:list-item>
                <text:p text:style-name="P53">Visualizar configuração de camada interna;</text:p>
              </text:list-item>
              <text:list-item>
                <text:p text:style-name="P54">Visualizar configuração de camada externa;</text:p>
              </text:list-item>
              <text:list-item>
                <text:p text:style-name="P55">Consultar grupos de<text:s/>acesso<text:s/>para configuração de acesso às camadas do mapa interativo;</text:p>
              </text:list-item>
              <text:list-item>
                <text:p text:style-name="P56">Excluir configuração de camada externa;</text:p>
              </text:list-item>
              <text:list-item>
                <text:p text:style-name="P57">Excluir configuração de camada externa.</text:p>
              </text:list-item>
            </text:list>
            <text:p text:style-name="P58"/>
          </table:table-cell>
          <table:table-cell table:style-name="TableCell59">
            <text:p text:style-name="P60">PF 41</text:p>
          </table:table-cell>
        </table:table-row>
        <table:table-row table:style-name="TableRow61">
          <table:table-cell table:style-name="TableCell62">
            <text:p text:style-name="P63">Tags (Portal administrativo)</text:p>
            <text:list text:style-name="LFO8" text:continue-numbering="true">
              <text:list-item>
                <text:p text:style-name="P64">Inserir tags;</text:p>
              </text:list-item>
              <text:list-item>
                <text:p text:style-name="P65">Alterar tags;</text:p>
              </text:list-item>
              <text:list-item>
                <text:p text:style-name="P66">Visualizar detalhes de tags;</text:p>
              </text:list-item>
              <text:list-item>
                <text:p text:style-name="P67">Excluir tags;</text:p>
              </text:list-item>
              <text:list-item>
                <text:p text:style-name="P68">Consultar tags.</text:p>
              </text:list-item>
            </text:list>
            <text:p text:style-name="P69"/>
            <text:p text:style-name="P70">Pesquisa personalizada<text:s/>(Portal administrativo)</text:p>
            <text:list text:style-name="LFO8" text:continue-numbering="true">
              <text:list-item>
                <text:p text:style-name="P71">Inserir pesquisa personalizada;</text:p>
              </text:list-item>
              <text:list-item>
                <text:p text:style-name="P72">Alterar pesquisa personalizada;</text:p>
              </text:list-item>
              <text:list-item>
                <text:p text:style-name="P73">Excluir pesquisa personalizada;</text:p>
              </text:list-item>
              <text:list-item>
                <text:p text:style-name="P74">Visualizar pesquisa personalizada;</text:p>
              </text:list-item>
              <text:list-item>
                <text:p text:style-name="P75">Consultar pesquisa personalizada;</text:p>
              </text:list-item>
              <text:list-item>
                <text:p text:style-name="P76">Consultar grupos de<text:s/>acesso<text:s/>para<text:s/>associar a pesquisa personalizada;</text:p>
              </text:list-item>
            </text:list>
            <text:p text:style-name="Normal"><text:span text:style-name="T77">Consultar campos de camadas.</text:span></text:p>
          </table:table-cell>
          <table:table-cell table:style-name="TableCell78">
            <text:p text:style-name="P79"/>
          </table:table-cell>
        </table:table-row>
        <text:soft-page-break/>
        <table:table-row table:style-name="TableRow80">
          <table:table-cell table:style-name="TableCell81">
            <text:p text:style-name="P82">Grupo de acesso<text:s/>(Portal administrativo)</text:p>
            <text:list text:style-name="LFO9" text:continue-numbering="true">
              <text:list-item>
                <text:p text:style-name="P83">Inserir grupo de acesso;</text:p>
              </text:list-item>
              <text:list-item>
                <text:p text:style-name="P84">Consultar camadas para associar ao grupo de acesso;</text:p>
              </text:list-item>
              <text:list-item>
                <text:p text:style-name="P85">Consultar pesquisas personalizadas para associar ao grupo de acesso;</text:p>
              </text:list-item>
              <text:list-item>
                <text:p text:style-name="P86">Consultar usuário para associar ao grupo de acesso;</text:p>
              </text:list-item>
              <text:list-item>
                <text:p text:style-name="P87">Consultar ferramentas para associar ao grupo de acesso;</text:p>
              </text:list-item>
              <text:list-item>
                <text:p text:style-name="P88">Alterar grupo de acesso;</text:p>
              </text:list-item>
              <text:list-item>
                <text:p text:style-name="P89">Excluir grupo de acesso;</text:p>
              </text:list-item>
              <text:list-item>
                <text:p text:style-name="P90">Visualizar grupo de acesso;</text:p>
              </text:list-item>
              <text:list-item>
                <text:p text:style-name="P91">Consultar grupo de acesso.</text:p>
              </text:list-item>
            </text:list>
          </table:table-cell>
          <table:table-cell table:style-name="TableCell92">
            <text:p text:style-name="P93">PF</text:p>
          </table:table-cell>
        </table:table-row>
        <table:table-row table:style-name="TableRow94">
          <table:table-cell table:style-name="TableCell95">
            <text:p text:style-name="P96">Mapa interativo<text:s/>(web)</text:p>
            <text:soft-page-break/>
            <text:list text:style-name="LFO11" text:continue-numbering="true">
              <text:list-item>
                <text:p text:style-name="P97">Carregar mapa interativo (Consultar mapa geral);</text:p>
              </text:list-item>
              <text:list-item>
                <text:p text:style-name="P98">Visualizar mapas disponíveis;</text:p>
              </text:list-item>
              <text:list-item>
                <text:p text:style-name="P99">Visualizar camadas<text:s/>configuradas<text:s/>com legendas;</text:p>
              </text:list-item>
              <text:list-item>
                <text:p text:style-name="P100">Visualizar pesquisas personalizadas configuradas;</text:p>
              </text:list-item>
              <text:list-item>
                <text:p text:style-name="P101">Visualizar ferramentas configuradas;</text:p>
              </text:list-item>
              <text:list-item>
                <text:p text:style-name="P102">Visualizar informações de determinada área do mapa (ferramenta “Info”);</text:p>
              </text:list-item>
              <text:list-item>
                <text:p text:style-name="P103">Arrastar visualização do mapa;</text:p>
              </text:list-item>
              <text:list-item>
                <text:p text:style-name="P104">Aumentar/Diminuir zoom de visualização do mapa;</text:p>
              </text:list-item>
              <text:list-item>
                <text:p text:style-name="P105">Medir distância entre dois pontos do mapa;</text:p>
              </text:list-item>
              <text:list-item>
                <text:p text:style-name="P106">Medir área entre<text:s/>vários<text:s/>pontos do mapa;</text:p>
              </text:list-item>
              <text:list-item>
                <text:p text:style-name="P107">Visualizar dados de arquivo KML no mapa.</text:p>
              </text:list-item>
            </text:list>
            <text:p text:style-name="P108"/>
          </table:table-cell>
          <table:table-cell table:style-name="TableCell109">
            <text:p text:style-name="P110">PF<text:s/>38</text:p>
          </table:table-cell>
        </table:table-row>
        <text:soft-page-break/>
        <table:table-row table:style-name="TableRow111">
          <table:table-cell table:style-name="TableCell112">
            <text:p text:style-name="P113">Mapa interativo (Mobile)</text:p>
            <text:list text:style-name="LFO11" text:continue-numbering="true">
              <text:list-item>
                <text:p text:style-name="P114">Carregar mapa interativo (Consultar mapa geral);</text:p>
              </text:list-item>
              <text:list-item>
                <text:p text:style-name="P115">Visualizar camadas habilitadas para mobile;</text:p>
              </text:list-item>
              <text:list-item>
                <text:p text:style-name="P116">Visualizar mapas disponíveis para mobile;</text:p>
              </text:list-item>
              <text:list-item>
                <text:p text:style-name="P117">Visualizar ferramentas habilitadas para mobile.</text:p>
              </text:list-item>
            </text:list>
            <text:p text:style-name="P118"/>
          </table:table-cell>
          <table:table-cell table:style-name="TableCell119">
            <text:p text:style-name="P120">PF 38</text:p>
          </table:table-cell>
        </table:table-row>
        <table:table-row table:style-name="TableRow121">
          <table:table-cell table:style-name="TableCell122">
            <text:p text:style-name="P123">Postagen (Web)</text:p>
            <text:list text:style-name="LFO13" text:continue-numbering="true">
              <text:list-item>
                <text:p text:style-name="P124">Cadastrar postagem do usuário;</text:p>
              </text:list-item>
              <text:list-item>
                <text:p text:style-name="P125">Consultar camadas habilitadas para postagem;</text:p>
              </text:list-item>
              <text:list-item>
                <text:p text:style-name="P126">Buscar campos da camada para postagem.</text:p>
              </text:list-item>
            </text:list>
            <text:p text:style-name="P127"/>
          </table:table-cell>
          <table:table-cell table:style-name="TableCell128">
            <text:p text:style-name="P129">PF 16</text:p>
          </table:table-cell>
        </table:table-row>
        <text:soft-page-break/>
        <table:table-row table:style-name="TableRow130">
          <table:table-cell table:style-name="TableCell131">
            <text:p text:style-name="P132">Postagen (Mobile)</text:p>
            <text:list text:style-name="LFO13" text:continue-numbering="true">
              <text:list-item>
                <text:p text:style-name="P133">Cadastrar postagem do usuário;</text:p>
              </text:list-item>
              <text:list-item>
                <text:p text:style-name="P134">Consultar camadas habilitadas para postagem;</text:p>
              </text:list-item>
              <text:list-item>
                <text:p text:style-name="P135">Buscar campos da camada para postagem.</text:p>
              </text:list-item>
            </text:list>
            <text:p text:style-name="P136"/>
          </table:table-cell>
          <table:table-cell table:style-name="TableCell137">
            <text:p text:style-name="P138">PF 18</text:p>
          </table:table-cell>
        </table:table-row>
        <table:table-row table:style-name="TableRow139">
          <table:table-cell table:style-name="TableCell140">
            <text:p text:style-name="P141">Avaliação de postagem<text:s/>(Portal administrativo)</text:p>
            <text:list text:style-name="LFO14" text:continue-numbering="true">
              <text:list-item>
                <text:p text:style-name="P142">Aprovar postagens dos usuários;</text:p>
              </text:list-item>
              <text:list-item>
                <text:p text:style-name="P143">Recusar postagens dos usuários;</text:p>
              </text:list-item>
              <text:list-item>
                <text:p text:style-name="P144">Consultar todas as postagens para avaliação do moderador;</text:p>
              </text:list-item>
              <text:list-item>
                <text:p text:style-name="P145">Filtrar as postagens;</text:p>
              </text:list-item>
              <text:list-item>
                <text:p text:style-name="P146">Enviar notificação aos usuários ao avaliar as postagens.</text:p>
              </text:list-item>
            </text:list>
          </table:table-cell>
          <table:table-cell table:style-name="TableCell147">
            <text:p text:style-name="P148">PF 11</text:p>
          </table:table-cell>
        </table:table-row>
        <table:table-row table:style-name="TableRow149">
          <table:table-cell table:style-name="TableCell150">
            <text:p text:style-name="P151">Autenticação<text:s/>(Mobile)</text:p>
            <text:list text:style-name="LFO10" text:continue-numbering="true">
              <text:list-item>
                <text:p text:style-name="P152">Autenticar usuário no sistema;</text:p>
              </text:list-item>
              <text:list-item>
                <text:p text:style-name="P153"><text:span text:style-name="T154">Deslogar usuário no sistema.</text:span></text:p>
              </text:list-item>
            </text:list>
          </table:table-cell>
          <table:table-cell table:style-name="TableCell155">
            <text:p text:style-name="P156">PF 8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>Total:<text:s/>PF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Standard" style:display-name="Standard" style:family="paragraph">
      <style:paragraph-properties fo:widows="0" fo:orphans="0" style:vertical-align="baseline"/>
      <style:text-properties style:font-name="Times New Roman" style:font-name-asian="Arial" style:font-name-complex="Arial" style:letter-kerning="true" fo:font-size="12pt" style:font-size-asian="12pt" style:font-size-complex="12pt" style:language-complex="pt" style:country-complex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 fo:font-weight="normal" style:font-weight-asian="normal" fo:color="#31849B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 fo:font-weight="normal" style:font-weight-asian="normal" fo:color="#31849B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 fo:font-weight="normal" style:font-weight-asian="normal" fo:color="#31849B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 fo:font-weight="normal" style:font-weight-asian="normal" fo:color="#31849B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 fo:font-weight="normal" style:font-weight-asian="normal" fo:color="#31849B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9687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984in"/>
      </style:header-style>
      <style:footer-style>
        <style:header-footer-properties style:dynamic-spacing="true" fo:min-height="0.4923in"/>
      </style:footer-style>
    </style:page-layout>
    <style:style style:name="T2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.06614in, 0.06533in, 0.07785in, 0.06533in)" style:horizontal-rel="page-content" style:vertical-rel="page-content" style:horizontal-pos="center" style:vertical-pos="from-top"/>
    </style:style>
  </office:automatic-styles>
  <office:master-styles>
    <style:master-page style:name="MP0" style:page-layout-name="PL0">
      <style:header>
        <text:p text:style-name="Cabeçalho"><text:span text:style-name="T2"><draw:frame draw:id="id0" draw:style-name="a0" draw:name="WordPictureWatermark11364283" text:anchor-type="paragraph" svg:x="-0.725in" svg:y="-2.09028in" svg:width="8.1375in" svg:height="11.54722in" style:rel-width="scale" style:rel-height="scale"><draw:image xlink:href="media/image1.jpeg" xlink:type="simple" xlink:show="embed" xlink:actuate="onLoad"/><svg:title/><svg:desc>eits-timbrado</svg:desc></draw:frame></text:span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ilas Matias</meta:initial-creator>
    <dc:creator>Vinicius</dc:creator>
    <meta:creation-date>2014-11-24T17:33:00Z</meta:creation-date>
    <dc:date>2014-11-24T17:33:00Z</dc:date>
    <meta:print-date>2013-08-29T20:18:00Z</meta:print-date>
    <meta:template xlink:href="Normal.dotm" xlink:type="simple"/>
    <meta:editing-cycles>2</meta:editing-cycles>
    <meta:editing-duration>PT0S</meta:editing-duration>
    <meta:document-statistic meta:page-count="5" meta:paragraph-count="7" meta:word-count="569" meta:character-count="3636" meta:row-count="25" meta:non-whitespace-character-count="3074"/>
  </office:meta>
</office:document-meta>
</file>